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583cm" fo:margin-left="0cm" table:align="left" style:writing-mode="lr-tb"/>
    </style:style>
    <style:style style:name="Table1.A" style:family="table-column">
      <style:table-column-properties style:column-width="2.646cm"/>
    </style:style>
    <style:style style:name="Table1.A1" style:family="table-cell">
      <style:table-cell-properties style:vertical-align="bottom" fo:padding="0.071cm" fo:border="0.75pt solid #000000"/>
    </style:style>
    <style:style style:name="Table1.A5" style:family="table-cell">
      <style:table-cell-properties style:vertical-align="bottom" fo:padding="0.071cm" fo:border-left="0.75pt solid #cccccc" fo:border-right="0.75pt solid #cccccc" fo:border-top="0.75pt solid #000000" fo:border-bottom="0.75pt solid #cccccc"/>
    </style:style>
    <style:style style:name="Table1.A6" style:family="table-cell">
      <style:table-cell-properties style:vertical-align="bottom" fo:padding="0.071cm" fo:border-left="0.75pt solid #cccccc" fo:border-right="0.75pt solid #cccccc" fo:border-top="0.75pt solid #cccccc" fo:border-bottom="0.75pt solid #000000"/>
    </style:style>
    <style:style style:name="Table1.A12" style:family="table-cell">
      <style:table-cell-properties style:vertical-align="bottom" fo:padding="0.071cm" fo:border="0.7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222222" fo:font-size="9pt" fo:background-color="#ffffff" style:font-size-asian="9pt" style:font-size-complex="9pt"/>
    </style:style>
    <style:style style:name="P3" style:family="paragraph" style:parent-style-name="Standard">
      <style:paragraph-properties fo:line-height="115%" fo:break-before="auto" fo:break-after="auto" style:writing-mode="lr-tb"/>
      <style:text-properties fo:color="#222222" fo:font-size="9pt" fo:font-style="italic" fo:background-color="#ffffff" style:font-size-asian="9pt" style:font-style-asian="italic" style:font-size-complex="9pt" style:font-style-complex="italic"/>
    </style:style>
    <style:style style:name="P4" style:family="paragraph" style:parent-style-name="Standard">
      <style:paragraph-properties fo:line-height="115%" fo:break-before="auto" fo:break-after="auto" style:writing-mode="lr-tb"/>
      <style:text-properties fo:color="#6aa84f" style:text-line-through-style="solid" style:text-line-through-type="single" fo:font-size="9pt" fo:background-color="#ffffff" style:font-size-asian="9pt" style:font-size-complex="9pt"/>
    </style:style>
    <style:style style:name="P5" style:family="paragraph" style:parent-style-name="Standard">
      <style:paragraph-properties fo:line-height="115%" fo:break-before="auto" fo:break-after="auto" style:writing-mode="lr-tb"/>
      <style:text-properties fo:color="#6aa84f" fo:font-size="9pt" fo:background-color="#ffffff" style:font-size-asian="9pt" style:font-size-complex="9pt"/>
    </style:style>
    <style:style style:name="P6" style:family="paragraph" style:parent-style-name="Standard">
      <style:paragraph-properties fo:line-height="115%" fo:break-before="auto" fo:break-after="auto" style:writing-mode="lr-tb"/>
      <style:text-properties fo:font-size="9pt" fo:font-style="italic" fo:background-color="#ffffff" style:font-size-asian="9pt" style:font-style-asian="italic" style:font-size-complex="9pt" style:font-style-complex="italic"/>
    </style:style>
    <style:style style:name="P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1.27cm" fo:margin-right="0cm" fo:line-height="115%" fo:text-indent="0cm" style:auto-text-indent="false" fo:break-before="auto" fo:break-after="auto" style:writing-mode="lr-tb"/>
      <style:text-properties fo:color="#222222" fo:font-size="9pt" style:text-underline-style="solid" style:text-underline-width="auto" style:text-underline-color="font-color" fo:background-color="#ffffff" style:font-size-asian="9pt" style:font-size-complex="9pt"/>
    </style:style>
    <style:style style:name="P10" style:family="paragraph" style:parent-style-name="Standard" style:master-page-name="Standard">
      <style:paragraph-properties fo:line-height="115%" style:page-number="auto" fo:break-before="auto" fo:break-after="auto" style:writing-mode="lr-tb"/>
      <style:text-properties fo:color="#222222" fo:font-size="9pt" fo:background-color="#ffffff" style:font-size-asian="9pt" style:font-size-complex="9pt"/>
    </style:style>
    <style:style style:name="P11" style:family="paragraph" style:parent-style-name="Standard">
      <style:paragraph-properties fo:line-height="115%" fo:break-before="auto" fo:break-after="auto" style:writing-mode="lr-tb"/>
      <style:text-properties fo:font-size="9pt" fo:font-style="italic" fo:background-color="#ffffff" style:font-size-asian="9pt" style:font-style-asian="italic" style:font-size-complex="9pt" style:font-style-complex="italic"/>
    </style:style>
    <style:style style:name="P12" style:family="paragraph" style:parent-style-name="Standard">
      <style:paragraph-properties fo:line-height="115%" fo:break-before="auto" fo:break-after="auto" style:writing-mode="lr-tb"/>
      <style:text-properties fo:color="#222222" fo:font-size="9pt" fo:background-color="#ffffff" style:font-size-asian="9pt" style:font-size-complex="9pt"/>
    </style:style>
    <style:style style:name="P13" style:family="paragraph" style:parent-style-name="Standard">
      <style:paragraph-properties fo:line-height="115%" fo:break-before="auto" fo:break-after="auto" style:writing-mode="lr-tb"/>
      <style:text-properties fo:color="#222222" fo:font-size="9pt" fo:font-style="italic" fo:background-color="#ffffff" style:font-size-asian="9pt" style:font-style-asian="italic" style:font-size-complex="9pt" style:font-style-complex="italic"/>
    </style:style>
    <style:style style:name="P1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5"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222222" style:text-line-through-style="none" style:text-line-through-type="none" style:font-name="Arial" fo:font-size="10pt" fo:font-style="italic" style:text-underline-style="none" fo:font-weight="bold" fo:background-color="#ffffff" style:font-name-asian="Arial" style:font-size-asian="10pt" style:font-style-asian="italic" style:font-weight-asian="bold" style:font-name-complex="Arial" style:font-size-complex="10pt" style:font-style-complex="italic" style:font-weight-complex="bold"/>
    </style:style>
    <style:style style:name="P17"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fo:color="#00ff00"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8"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fo:color="#ff0000" style:text-line-through-style="none" style:text-line-through-type="none" style:font-name="Arial" fo:font-size="10pt" fo:font-style="italic" style:text-underline-style="none" fo:font-weight="normal" fo:background-color="#ffffff" style:font-name-asian="Arial" style:font-size-asian="10pt" style:font-style-asian="italic" style:font-weight-asian="normal" style:font-name-complex="Arial" style:font-size-complex="10pt" style:font-style-complex="italic" style:font-weight-complex="normal"/>
    </style:style>
    <style:style style:name="P19" style:family="paragraph" style:parent-style-name="Standard" style:list-style-name="LS1">
      <style:paragraph-properties fo:margin-top="0cm" fo:margin-bottom="0cm" loext:contextual-spacing="false" fo:line-height="115%" fo:break-before="auto" fo:break-after="auto" style:writing-mode="lr-tb"/>
    </style:style>
    <style:style style:name="P20" style:family="paragraph" style:parent-style-name="Standard" style:list-style-name="LS1">
      <style:paragraph-properties fo:margin-top="0cm" fo:margin-bottom="0cm" loext:contextual-spacing="false" fo:line-height="115%" fo:break-before="auto" fo:break-after="auto" style:writing-mode="lr-tb"/>
      <style:text-properties fo:color="#222222" fo:font-size="9pt" fo:background-color="#ffffff" style:font-size-asian="9pt" style:font-size-complex="9pt"/>
    </style:style>
    <style:style style:name="P21" style:family="paragraph" style:parent-style-name="Standard">
      <style:paragraph-properties fo:margin-top="0cm" fo:margin-bottom="0cm" loext:contextual-spacing="false" fo:line-height="115%" fo:break-before="auto" fo:break-after="auto" style:writing-mode="lr-tb"/>
      <style:text-properties fo:color="#222222" fo:font-size="9pt" style:text-underline-style="solid" style:text-underline-width="auto" style:text-underline-color="font-color" fo:background-color="#ffffff" style:font-size-asian="9pt" style:font-size-complex="9pt"/>
    </style:style>
    <style:style style:name="T1" style:family="text">
      <style:text-properties fo:color="#222222" fo:font-size="9pt" fo:background-color="#ffffff" loext:char-shading-value="0" style:font-size-asian="9pt" style:font-size-complex="9pt"/>
    </style:style>
    <style:style style:name="T2" style:family="text">
      <style:text-properties fo:color="#222222" fo:font-size="9pt" fo:font-style="italic" fo:background-color="#ffffff" loext:char-shading-value="0" style:font-size-asian="9pt" style:font-style-asian="italic" style:font-size-complex="9pt" style:font-style-complex="italic"/>
    </style:style>
    <style:style style:name="T3" style:family="text">
      <style:text-properties fo:color="#222222" fo:font-size="9pt" fo:font-weight="bold" fo:background-color="#ffffff" loext:char-shading-value="0" style:font-size-asian="9pt" style:font-weight-asian="bold" style:font-size-complex="9pt" style:font-weight-complex="bold"/>
    </style:style>
    <style:style style:name="T4" style:family="text">
      <style:text-properties fo:color="#222222" fo:font-size="9pt" style:text-underline-style="solid" style:text-underline-width="auto" style:text-underline-color="font-color" fo:background-color="#ffffff" loext:char-shading-value="0" style:font-size-asian="9pt" style:font-size-complex="9pt"/>
    </style:style>
    <style:style style:name="T5" style:family="text">
      <style:text-properties fo:color="#222222" style:text-line-through-style="none" style:text-line-through-type="none" style:font-name="Arial" fo:font-size="10pt" fo:font-style="italic" style:text-underline-style="none" fo:font-weight="normal" fo:background-color="#ffffff" loext:char-shading-value="0"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font-size="9pt" fo:font-style="italic" fo:background-color="#ffffff" loext:char-shading-value="0" style:font-size-asian="9pt" style:font-style-asian="italic" style:font-size-complex="9pt" style:font-style-complex="italic"/>
    </style:style>
    <style:style style:name="T7" style:family="text">
      <style:text-properties fo:font-size="9pt" fo:font-style="italic" style:text-underline-style="solid" style:text-underline-width="auto" style:text-underline-color="font-color" fo:background-color="#ffffff" loext:char-shading-value="0" style:font-size-asian="9pt" style:font-style-asian="italic" style:font-size-complex="9pt" style:font-style-complex="italic"/>
    </style:style>
    <style:style style:name="T8" style:family="text">
      <style:text-properties fo:font-size="9pt" fo:background-color="#ffffff" loext:char-shading-value="0" style:font-size-asian="9pt" style:font-size-complex="9pt"/>
    </style:style>
    <style:style style:name="T9" style:family="text">
      <style:text-properties fo:color="#800000" fo:font-size="9pt" fo:font-style="italic" fo:background-color="#ffffff" loext:char-shading-value="0" style:font-size-asian="9pt" style:font-style-asian="italic"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p>
      <text:p text:style-name="P1"><text:span text:style-name="T1">Referees' comments:</text:span></text:p>
      <text:p text:style-name="P2"/>
      <text:p text:style-name="P1"><text:span text:style-name="T1">Referee: 1</text:span></text:p>
      <text:p text:style-name="P2"/>
      <text:p text:style-name="P1"><text:span text:style-name="T1">Recommendation: Accept If Certain Minor Revisions Are Made</text:span></text:p>
      <text:p text:style-name="P2"/>
      <text:p text:style-name="P1"><text:span text:style-name="T1">Comments:</text:span></text:p>
      <text:p text:style-name="P1"><text:span text:style-name="T1">The authors propose a new architecture for a PDEVS simulator. This simulator allows to dynamically change the simulation synchronization protocols for single machine parallelism.</text:span></text:p>
      <text:p text:style-name="P2"/>
      <text:p text:style-name="P1"><text:span text:style-name="T1">An implementation in C++11 is described implementing sequential, conservative and optimistic protocols. The tool implemented is evaluated using synthetic models based in DEVStone and PHOLD. Based on the results obtained, the authors discuss the challenges of memory allocation and core association. These challenges are different for different protocols, and motivate the switching approach.</text:span></text:p>
      <text:p text:style-name="P2"/>
      <text:p text:style-name="P2"/>
      <text:p text:style-name="P1"><text:span text:style-name="T1">Notes:</text:span></text:p>
      <text:p text:style-name="P1"><text:span text:style-name="T1">- Expand first use of Acronyms. </text:span></text:p>
      <text:p text:style-name="P6">TODO</text:p>
      <text:p text:style-name="P2"/>
      <text:p text:style-name="P1"><text:span text:style-name="T1">-Page 7 (5 in the paper), lines 46-54. Authors mention, the inconvenience for modelers to be required to define lookahead in every model. An alternative is using the inheritance mechanisms of C++.</text:span></text:p>
      <text:p text:style-name="P1"><text:span text:style-name="T1">Model could be defined with no look-ahead awareness as in classic simulators. Then, a "model-with-lookahead" can be defined as specialization of model. Then, a model can be specialized with look-ahead information when simulated in conservative protocol. That way, both can be passed to the "SequentialCore", but classic model will not be accepted by the "ConservativeCore" if passed.</text:span></text:p>
      <text:p text:style-name="P1"><text:span text:style-name="T6">The current default implementation of the lookahead function in the base model class has no performance impact in sequential or optimistic simulation, the compiler can deduce that this function is never invoked. </text:span></text:p>
      <text:p text:style-name="P1"><text:span text:style-name="T6">By providing it depending on the simulation type (by way of specialization) we would break one of our design aims, namely reusing the same model across the different synchronization protocols. This would further complicate the switching between optimistic and conservative at runtime, as it would involve a casting operation which may or may not fail at runtime. </text:span></text:p>
      <text:p text:style-name="P1"><text:span text:style-name="T6">Furthermore, a model designed for sequential simulation can be run in conservative simulation in the current design without providing a lookahead. Using our statistics module the author can then use the gathered information to set the actual lookahead. </text:span></text:p>
      <text:p text:style-name="P1"><text:span text:style-name="T6">We have modified the relevant paragraph to clarify this point. </text:span></text:p>
      <text:p text:style-name="P4"/>
      <text:p text:style-name="P2"/>
      <text:p text:style-name="P1"><text:span text:style-name="T1"><text:s/>- Page 8 (6 in the paper) lines 12 to 17, second column. Have you considered the use of transactional memory?</text:span></text:p>
      <text:p text:style-name="P1"><text:span text:style-name="T2">We have considered this, but unfortunately transactional memory is still not in the C++ standard. In our design we opted for maximum portability and using a non standard implementation would hinder this. There is ongoing work to include transactional memory in the C++17 standard but the current prototype implementation in GCC is too experimental to use, especially since the implementation uses a single lock which would constrain performance. We have modified our future work section to add this information.</text:span></text:p>
      <text:p text:style-name="P4"/>
      <text:p text:style-name="P2"/>
      <text:p text:style-name="P2"/>
      <text:p text:style-name="P1"><text:span text:style-name="T1"><text:s/>- Figure 6 is explained before Figure 5</text:span></text:p>
      <text:p text:style-name="P6">Corrected</text:p>
      <text:p text:style-name="P2"/>
      <text:p text:style-name="P1"><text:span text:style-name="T1">- Figure 7, line dxex w 800 is invisible in B&amp;W, line adevs w800 is hard to see in B&amp;W</text:span></text:p>
      <text:p text:style-name="P1"><text:span text:style-name="T1">- Figures 8, 9, 10, 11, 12, 13, 14, 20, and 25 are plotted in different style than previous ones, also most lines cannot be distinguished, or are hard to read in B&amp;W.</text:span></text:p>
      <text:p text:style-name="P1"><text:span text:style-name="T1">- Figure 21 and 22 are hard to identify the light colours differences in B&amp;W.</text:span></text:p>
      <text:p text:style-name="P1"><text:span text:style-name="T6">Corrected. </text:span></text:p>
      <text:p text:style-name="P1"><text:span text:style-name="T6">The graphs have been modified to use better distinguishable colors and line styles. The use of color has also been made more consistent.</text:span></text:p>
      <text:p text:style-name="P6"/>
      <text:p text:style-name="P2"/>
      <text:p text:style-name="P1"><text:soft-page-break/><text:span text:style-name="T1">- Page 10 (8 in paper), line 41. <text:s/>"An example for 4 models is shown in Figure 5", the Figure showed has 3 models and the interconnection is not HI.</text:span></text:p>
      <text:p text:style-name="P1"><text:span text:style-name="T6">Corrected. </text:span></text:p>
      <text:p text:style-name="P1"><text:span text:style-name="T6">Note that the model is indeed not HI, as the text mentions it is a merge between PHOLD and HI.</text:span></text:p>
      <text:p text:style-name="P2"/>
      <text:p text:style-name="P2"/>
      <text:p text:style-name="P2"/>
      <text:p text:style-name="P2"/>
      <text:p text:style-name="P1"><text:span text:style-name="T1">- Page 17 (15 in paper), have you tried to assign different quentities of models per core? All examples seem to use equal quantity per core (with exception of the last core, taking less in some cases).</text:span></text:p>
      <text:p text:style-name="P1"><text:span text:style-name="T6">The scaling effects on performance have been investigated in the performance section. In this scenario (bfs vs dfs allocation) we specifically wanted to balance the model load over kernels. This will not always result in an equal load as is indeed shown in the allocation plot, but the main effect we want to demonstrate here is the effect of inter kernel communication and resulting dependencies between kernels this introduces. We have added a paragraph to section 6 to explain our reasoning.</text:span></text:p>
      <text:p text:style-name="P5"/>
      <text:p text:style-name="P2"/>
      <text:p text:style-name="P1"><text:span text:style-name="T1">- Page 18 (16 in paper), lines 16 a 33, second column. CD++ has an effort of merging multiple approaches in a single simulator. However, the proposed approach is static, once the simulation starts, there is no dynamic protocol change. The new architecture for this approach is showed in [1], and a initial implementation in C++11 is evaluated.</text:span></text:p>
      <text:p text:style-name="P1"><text:span text:style-name="T6">Sequential PDEVS Architecture : new PDEVS simulator &lt;= adevs, no synchronization</text:span></text:p>
      <text:p text:style-name="P1"><text:span text:style-name="T6">“A new architecture for sequential PDEVS simulation has been introduced in </text:span><text:span text:style-name="T9">\cite</text:span><text:span text:style-name="T6">{SeqPDEVSArch} with promising performance results. This algorithm achieves a </text:span><text:span text:style-name="T7">speedup</text:span><text:span text:style-name="T6"> by using the inherent parallelism in </text:span><text:span text:style-name="T7">PDEVS</text:span><text:span text:style-name="T6"> without the need for synchronization.”</text:span></text:p>
      <text:p text:style-name="P1"><text:span text:style-name="T6">Is mentioned in Related Work, this is the only relevant publication we found.</text:span></text:p>
      <text:p text:style-name="P6"/>
      <text:p text:style-name="P6"/>
      <text:p text:style-name="P2"/>
      <text:p text:style-name="P1"><text:span text:style-name="T1">- In conclusions, it is mentioned that the main contribution is the implementation of the simulator. I believe the discussion over protocol switching, memory and core assignation is the core is more important.</text:span></text:p>
      <text:p text:style-name="P1"><text:span text:style-name="T6">We have included memory allocation result in the conclusion. The other topics are already mentioned in the conclusion.</text:span></text:p>
      <text:p text:style-name="P2"/>
      <text:p text:style-name="P2"/>
      <text:p text:style-name="P2"/>
      <text:p text:style-name="P1"><text:span text:style-name="T1">Additional Questions:</text:span></text:p>
      <text:p text:style-name="P1"><text:span text:style-name="T1">1. Are the application of modeling and simulation methods clearly motivated?: Yes</text:span></text:p>
      <text:p text:style-name="P2"/>
      <text:p text:style-name="P1"><text:span text:style-name="T1">If no, please identify the points where the motivation lacks clarity.:</text:span></text:p>
      <text:p text:style-name="P2"/>
      <text:p text:style-name="P1"><text:span text:style-name="T1">2. How would you rate the impact of the results achieved for the application area?: Noticeable</text:span></text:p>
      <text:p text:style-name="P2"/>
      <text:p text:style-name="P1"><text:span text:style-name="T1">Could you please shortly explain your opinion?:</text:span></text:p>
      <text:p text:style-name="P2"/>
      <text:p text:style-name="P1"><text:span text:style-name="T1">3. Is the paper logically and technically correct?: Appears to be, but didn't check completely.</text:span></text:p>
      <text:p text:style-name="P2"/>
      <text:p text:style-name="P1"><text:span text:style-name="T1">If no, could you please describe the incorrect parts of the paper and make suggestions how these parts can be corrected.:</text:span></text:p>
      <text:p text:style-name="P2"/>
      <text:p text:style-name="P1"><text:span text:style-name="T1">4. How would you describe the technical depth of the paper?: Suitable only for an expert</text:span></text:p>
      <text:p text:style-name="P2"/>
      <text:p text:style-name="P1"><text:span text:style-name="T1">5. Is the coverage of the topic sufficiently comprehensive and balanced?: Yes</text:span></text:p>
      <text:p text:style-name="P2"/>
      <text:p text:style-name="P1"><text:span text:style-name="T1">If no, please identify which parts of the topic are missing or superficially treated:</text:span></text:p>
      <text:p text:style-name="P2"/>
      <text:p text:style-name="P1"><text:span text:style-name="T1">If certain parts are greatly overstressed, please identify which ones:</text:span></text:p>
      <text:p text:style-name="P2"/>
      <text:p text:style-name="P1"><text:span text:style-name="T1">1. Are the title and abstract appropriate?: Yes</text:span></text:p>
      <text:p text:style-name="P2"/>
      <text:p text:style-name="P1"><text:soft-page-break/><text:span text:style-name="T1">If no, could you please describe why the title and / or abstract appear to be misleading?:</text:span></text:p>
      <text:p text:style-name="P2"/>
      <text:p text:style-name="P1"><text:span text:style-name="T1">2. Does the introduction clearly state the background and / or motivation in terms understandable to the non-specialist?: Yes</text:span></text:p>
      <text:p text:style-name="P2"/>
      <text:p text:style-name="P1"><text:span text:style-name="T1">If no, could you please identify where the introduction should be clarified?:</text:span></text:p>
      <text:p text:style-name="P2"/>
      <text:p text:style-name="P1"><text:span text:style-name="T1">3. Are the references or bibliography appropriate and complete?: No</text:span></text:p>
      <text:p text:style-name="P2"/>
      <text:p text:style-name="P1"><text:span text:style-name="T1">If no, please provide references or research areas with which the present work should be included and compared with.: There are recent work on similar algorithms by the group of Lin Uhrmacher at the University of Rostock, and papers by D. Vicino published in the Symposium on Theory of Modeling &amp; Simulation that the authors should revise, discuss and cite in their related work section.</text:span></text:p>
      <text:p text:style-name="P1"><text:span text:style-name="T6">We did not find relevant work from D Vicino on partitioning, but updated the related work section with a citation to a paper from Lin Uhrmacher regarding partitioning.</text:span></text:p>
      <text:p text:style-name="P2"/>
      <text:p text:style-name="P1"><text:span text:style-name="T1">4. How would you rate the overall organization of the paper?: Satisfactory</text:span></text:p>
      <text:p text:style-name="P2"/>
      <text:p text:style-name="P1"><text:span text:style-name="T1">If it can be improved, how?:</text:span></text:p>
      <text:p text:style-name="P2"/>
      <text:p text:style-name="P1"><text:span text:style-name="T1">5. Is the English satisfactory?: No, but can be easily polished.</text:span></text:p>
      <text:p text:style-name="P1"><text:span text:style-name="T6">We have made style changes to the text.</text:span></text:p>
      <text:p text:style-name="P2"/>
      <text:p text:style-name="P2"/>
      <text:p text:style-name="P1"><text:span text:style-name="T1">Referee: 2</text:span></text:p>
      <text:p text:style-name="P2"/>
      <text:p text:style-name="P1"><text:span text:style-name="T1">Recommendation: Accept If Certain Minor Revisions Are Made</text:span></text:p>
      <text:p text:style-name="P2"/>
      <text:p text:style-name="P1"><text:span text:style-name="T1">Comments:</text:span></text:p>
      <text:p text:style-name="P1"><text:span text:style-name="T1">(There are no comments.)</text:span></text:p>
      <text:p text:style-name="P2"/>
      <text:p text:style-name="P1"><text:span text:style-name="T1">Additional Questions:</text:span></text:p>
      <text:p text:style-name="P1"><text:span text:style-name="T1">1. Are the application of modeling and simulation methods clearly motivated?: Yes</text:span></text:p>
      <text:p text:style-name="P2"/>
      <text:p text:style-name="P1"><text:span text:style-name="T1">If no, please identify the points where the motivation lacks clarity.:</text:span></text:p>
      <text:p text:style-name="P2"/>
      <text:p text:style-name="P1"><text:span text:style-name="T1">2. How would you rate the impact of the results achieved for the application area?: Very High</text:span></text:p>
      <text:p text:style-name="P2"/>
      <text:p text:style-name="P1"><text:span text:style-name="T1">Could you please shortly explain your opinion?: The paper presents important results concerning the performance of parallel simulation synchronization protocols.</text:span></text:p>
      <text:p text:style-name="P2"/>
      <text:p text:style-name="P1"><text:span text:style-name="T1">3. Is the paper logically and technically correct?: Yes</text:span></text:p>
      <text:p text:style-name="P2"/>
      <text:p text:style-name="P1"><text:span text:style-name="T1">If no, could you please describe the incorrect parts of the paper and make suggestions how these parts can be corrected.:</text:span></text:p>
      <text:p text:style-name="P2"/>
      <text:p text:style-name="P1"><text:span text:style-name="T1">4. How would you describe the technical depth of the paper?: Appropriate for a worker in the general field of the paper</text:span></text:p>
      <text:p text:style-name="P2"/>
      <text:p text:style-name="P1"><text:span text:style-name="T1">5. Is the coverage of the topic sufficiently comprehensive and balanced?: Yes</text:span></text:p>
      <text:p text:style-name="P2"/>
      <text:p text:style-name="P1"><text:span text:style-name="T1">If no, please identify which parts of the topic are missing or superficially treated:</text:span></text:p>
      <text:p text:style-name="P2"/>
      <text:p text:style-name="P1"><text:span text:style-name="T1">If certain parts are greatly overstressed, please identify which ones:</text:span></text:p>
      <text:p text:style-name="P2"/>
      <text:p text:style-name="P1"><text:span text:style-name="T1">1. Are the title and abstract appropriate?: Yes</text:span></text:p>
      <text:p text:style-name="P2"/>
      <text:p text:style-name="P1"><text:span text:style-name="T1">If no, could you please describe why the title and / or abstract appear to be misleading?:</text:span></text:p>
      <text:p text:style-name="P2"/>
      <text:p text:style-name="P1"><text:soft-page-break/><text:span text:style-name="T1">2. Does the introduction clearly state the background and / or motivation in terms understandable to the non-specialist?: Yes</text:span></text:p>
      <text:p text:style-name="P2"/>
      <text:p text:style-name="P1"><text:span text:style-name="T1">If no, could you please identify where the introduction should be clarified?:</text:span></text:p>
      <text:p text:style-name="P2"/>
      <text:p text:style-name="P1"><text:span text:style-name="T1">3. Are the references or bibliography appropriate and complete?: No</text:span></text:p>
      <text:p text:style-name="P2"/>
      <text:p text:style-name="P1"><text:span text:style-name="T1">If no, please provide references or research areas with which the present work should be included and compared with.: I think that two recent <text:s/>references concerning PDEVS are missing :</text:span></text:p>
      <text:p text:style-name="P1"><text:span text:style-name="T1">Zeigler, B.P., Nutaro J.J., Seo, C., What’s the Best Possible Speedup Achievable in Distributed Simulation: Amdahl’s Law Reconstructed, DEVS TMS, SpringSim (2015), 930-937.</text:span></text:p>
      <text:p text:style-name="P2"/>
      <text:p text:style-name="P1"><text:span text:style-name="T1">PDEVS Protocol Performance Prediction using Activity Patterns with Finite Probabilistic DEVS (Bernard P. Zeigler, Laurent Capocchi and Jean Francois Santucci) in SpringSim 2016. </text:span></text:p>
      <text:p text:style-name="P2">TODO</text:p>
      <text:p text:style-name="P2"/>
      <text:p text:style-name="P1"><text:span text:style-name="T8">Furthermore I think that it is worthwhile to remove the reference number 22 (the article has been published in a very bad workshop without any review and paper is not pertinent).</text:span></text:p>
      <text:p text:style-name="P1"><text:span text:style-name="T6">Thank you for notifying us about the quality of this reference. We have consequently removed it from our list of references.</text:span></text:p>
      <text:p text:style-name="P2"/>
      <text:p text:style-name="P1"><text:span text:style-name="T1">In addition please verify the references (at least <text:s/>in 15 <text:s/>references the year of publication is missing).</text:span></text:p>
      <text:p text:style-name="P1"><text:span text:style-name="T6">The missing years are due to the Latex style file. Some @inproceedings don’t include the year in their title. We have added the year field to every reference, so it isn’t our fault. Not sure how to fix this.</text:span></text:p>
      <text:p text:style-name="P6">TODO</text:p>
      <text:p text:style-name="P2"/>
      <text:p text:style-name="P1"><text:span text:style-name="T1">4. How would you rate the overall organization of the paper?: Satisfactory</text:span></text:p>
      <text:p text:style-name="P2"/>
      <text:p text:style-name="P1"><text:span text:style-name="T1">If it can be improved, how?:</text:span></text:p>
      <text:p text:style-name="P2"/>
      <text:p text:style-name="P1"><text:span text:style-name="T1">5. Is the English satisfactory?: Yes</text:span></text:p>
      <text:p text:style-name="P2"/>
      <text:p text:style-name="P2"/>
      <text:p text:style-name="P1"><text:span text:style-name="T1">Referee: 3</text:span></text:p>
      <text:p text:style-name="P2"/>
      <text:p text:style-name="P1"><text:span text:style-name="T1">Recommendation: Author(s) Should Prepare A Major Revision For A Second Review</text:span></text:p>
      <text:p text:style-name="P2"/>
      <text:p text:style-name="P1"><text:span text:style-name="T1">Comments:</text:span></text:p>
      <text:p text:style-name="P1"><text:span text:style-name="T1">(There are no comments.)</text:span></text:p>
      <text:p text:style-name="P2"/>
      <text:p text:style-name="P1"><text:span text:style-name="T1">Additional Questions:</text:span></text:p>
      <text:p text:style-name="P1"><text:span text:style-name="T1">1. Are the application of modeling and simulation methods clearly motivated?: Yes</text:span></text:p>
      <text:p text:style-name="P2"/>
      <text:p text:style-name="P1"><text:span text:style-name="T1">If no, please identify the points where the motivation lacks clarity.:</text:span></text:p>
      <text:p text:style-name="P2"/>
      <text:p text:style-name="P1"><text:span text:style-name="T1">2. How would you rate the impact of the results achieved for the application area?: Significant</text:span></text:p>
      <text:p text:style-name="P2"/>
      <text:p text:style-name="P1"><text:span text:style-name="T1">Could you please shortly explain your opinion?:</text:span></text:p>
      <text:p text:style-name="P2"/>
      <text:p text:style-name="P1"><text:span text:style-name="T1">3. Is the paper logically and technically correct?: No</text:span></text:p>
      <text:p text:style-name="P2"/>
      <text:p text:style-name="P1"><text:span text:style-name="T1">If no, could you please describe the incorrect parts of the paper and make suggestions how these parts can be corrected.: The paper doesn't consider including the standard DEVS simulation protocol as one of the alternatives supported by the software</text:span></text:p>
      <text:p text:style-name="P1"><text:span text:style-name="T1">The authors completely ignore recent results on the standard parallel DEVS simulation protocol that shows that on the average this protocal is not far from the</text:span></text:p>
      <text:p text:style-name="P1"><text:span text:style-name="T1">time of the best possible method conservative or optimistic <text:s/>method. Moreover, the DE VS protocol converges to the <text:s/>best possible speedup for models with moderate to high <text:s/>coupling. <text:s/>See the reference given later.</text:span></text:p>
      <text:p text:style-name="P2"/>
      <text:p text:style-name="P1"><text:span text:style-name="T1">Three aspects need to be addressed:</text:span></text:p>
      <text:p text:style-name="P1"><text:soft-page-break/><text:span text:style-name="T1">The test models need to be extended with those that incorporate intrinsic parallelism.</text:span></text:p>
      <text:p text:style-name="P1"><text:span text:style-name="T1"><text:tab/></text:span><text:span text:style-name="T2">Queue with fixed timeadvance models this scenario</text:span></text:p>
      <text:p text:style-name="P1"><text:span text:style-name="T1">The standard parallel DEVS simulation protocol should be implemented as an alternative and compare with the others.</text:span></text:p>
      <text:p text:style-name="P1"><text:span text:style-name="T2"><text:tab/>PDEVS complements conservative and optimistic, it does not prohibit the other synchronizations</text:span></text:p>
      <text:p text:style-name="P1"><text:span text:style-name="T1">The results of the standard, conservative and optimistic methods need to be compared with the theoretical predictions</text:span></text:p>
      <text:p text:style-name="P1"><text:span text:style-name="T1"><text:tab/></text:span><text:span text:style-name="T2">A new subsection will be added with this in mind</text:span></text:p>
      <text:p text:style-name="P2"><text:tab/></text:p>
      <text:p text:style-name="P2"/>
      <text:p text:style-name="P1"><text:span text:style-name="T1">4. How would you describe the technical depth of the paper?: Appropriate for a worker in the general field of the paper</text:span></text:p>
      <text:p text:style-name="P2"/>
      <text:p text:style-name="P1"><text:span text:style-name="T1">5. Is the coverage of the topic sufficiently comprehensive and balanced?: No</text:span></text:p>
      <text:p text:style-name="P2"/>
      <text:p text:style-name="P1"><text:span text:style-name="T1">If no, please identify which parts of the topic are missing or superficially treated: Missing is discussion on the Parallel DEVS Simulation Protocal as mentioned in other sections of this review.</text:span></text:p>
      <text:p text:style-name="P1"><text:span text:style-name="T1"><text:tab/></text:span><text:span text:style-name="T2">TODO</text:span></text:p>
      <text:p text:style-name="P2"/>
      <text:p text:style-name="P1"><text:span text:style-name="T1">If certain parts are greatly overstressed, please identify which ones:</text:span></text:p>
      <text:p text:style-name="P2"/>
      <text:p text:style-name="P1"><text:span text:style-name="T1">1. Are the title and abstract appropriate?: No</text:span></text:p>
      <text:p text:style-name="P2"/>
      <text:p text:style-name="P1"><text:span text:style-name="T1">If no, could you please describe why the title and / or abstract appear to be misleading?: The title is not appropriate for the limited perspective adopted as the paper stands. <text:s/>If it were to be extended to consider the standard parallel DEVS simulation protocol the title would be warranted.</text:span></text:p>
      <text:p text:style-name="P2"/>
      <text:p text:style-name="P1"><text:span text:style-name="T1">2. Does the introduction clearly state the background and / or motivation in terms understandable to the non-specialist?: Yes</text:span></text:p>
      <text:p text:style-name="P2"/>
      <text:p text:style-name="P1"><text:span text:style-name="T1">If no, could you please identify where the introduction should be clarified?:</text:span></text:p>
      <text:p text:style-name="P2"/>
      <text:p text:style-name="P1"><text:span text:style-name="T1">3. Are the references or bibliography appropriate and complete?: No</text:span></text:p>
      <text:p text:style-name="P2"/>
      <text:p text:style-name="P1"><text:span text:style-name="T1">If no, please provide references or research areas with which the present work should be included and compared with.: Bernard P. Zeigler James J. Nutaro, and C. Seo. What’s the Best Possible Speedup Achievable in Distributed Simulation: Amdahl’s Law Reconstructed, DEVS TMS, SpringSim 2015.</text:span></text:p>
      <text:p text:style-name="P3">TODO</text:p>
      <text:p text:style-name="P2"/>
      <text:p text:style-name="P1"><text:span text:style-name="T1">4. How would you rate the overall organization of the paper?: Could be improved</text:span></text:p>
      <text:p text:style-name="P2"/>
      <text:p text:style-name="P1"><text:span text:style-name="T1">If it can be improved, how?: Often terms are used before they are defined or linked to references later. Looks like sections of the paper were re-arranged without checking for dependencies. </text:span></text:p>
      <text:p text:style-name="P3">TODO</text:p>
      <text:p text:style-name="P6"/>
      <text:p text:style-name="P2"/>
      <text:p text:style-name="P1"><text:span text:style-name="T1">5. Is the English satisfactory?: Yes </text:span></text:p>
      <text:p text:style-name="P2"/>
      <text:p text:style-name="P2"/>
      <text:p text:style-name="P1"><text:span text:style-name="T2">Regarding PDEVS:</text:span></text:p>
      <text:p text:style-name="P1"><text:span text:style-name="T2">Devstone 40x40 : results will be regenerated</text:span></text:p>
      <text:p text:style-name="P3"/>
      <table:table table:name="Table1" table:style-name="Table1">
        <table:table-column table:style-name="Table1.A" table:number-columns-repeated="4"/>
        <table:table-row>
          <table:table-cell table:style-name="Table1.A1" office:value-type="string">
            <text:p text:style-name="P7"><text:span text:style-name="T5">Fixed TA</text:span></text:p>
          </table:table-cell>
          <table:table-cell table:style-name="Table1.A1" office:value-type="string">
            <text:p text:style-name="P7"><text:span text:style-name="T5">No PDEVS</text:span></text:p>
          </table:table-cell>
          <table:table-cell table:style-name="Table1.A1" office:value-type="string">
            <text:p text:style-name="P14">PDEVS</text:p>
          </table:table-cell>
          <table:table-cell table:style-name="Table1.A1" office:value-type="string">
            <text:p text:style-name="P16">Speedup</text:p>
          </table:table-cell>
        </table:table-row>
        <table:table-row>
          <table:table-cell table:style-name="Table1.A1" office:value-type="string">
            <text:p text:style-name="P14">Optimistic</text:p>
          </table:table-cell>
          <table:table-cell table:style-name="Table1.A1" office:value-type="string">
            <text:p text:style-name="P15">4.95</text:p>
          </table:table-cell>
          <table:table-cell table:style-name="Table1.A1" office:value-type="string">
            <text:p text:style-name="P15">1.49</text:p>
          </table:table-cell>
          <table:table-cell table:style-name="Table1.A1" office:value-type="string">
            <text:p text:style-name="P17">3.322147651</text:p>
          </table:table-cell>
        </table:table-row>
        <table:table-row>
          <table:table-cell table:style-name="Table1.A1" office:value-type="string">
            <text:p text:style-name="P14">Conservative</text:p>
          </table:table-cell>
          <table:table-cell table:style-name="Table1.A1" office:value-type="string">
            <text:p text:style-name="P15">5.01</text:p>
          </table:table-cell>
          <table:table-cell table:style-name="Table1.A1" office:value-type="string">
            <text:p text:style-name="P15">1.53</text:p>
          </table:table-cell>
          <table:table-cell table:style-name="Table1.A1" office:value-type="string">
            <text:p text:style-name="P17">3.274509804</text:p>
          </table:table-cell>
        </table:table-row>
        <table:table-row>
          <table:table-cell table:style-name="Table1.A1" office:value-type="string">
            <text:p text:style-name="P14">Sequential</text:p>
          </table:table-cell>
          <table:table-cell table:style-name="Table1.A1" office:value-type="string">
            <text:p text:style-name="P15">16</text:p>
          </table:table-cell>
          <table:table-cell table:style-name="Table1.A1" office:value-type="string">
            <text:p text:style-name="P15">4.17</text:p>
          </table:table-cell>
          <table:table-cell table:style-name="Table1.A1" office:value-type="string">
            <text:p text:style-name="P17">3.836930456</text:p>
          </table:table-cell>
        </table:table-row>
        <table:table-row>
          <table:table-cell table:style-name="Table1.A5" office:value-type="string">
            <text:p text:style-name="P8"/>
          </table:table-cell>
          <table:table-cell table:style-name="Table1.A5" office:value-type="string">
            <text:p text:style-name="P8"/>
          </table:table-cell>
          <table:table-cell table:style-name="Table1.A5" office:value-type="string">
            <text:p text:style-name="P8"/>
          </table:table-cell>
          <table:table-cell table:style-name="Table1.A5" office:value-type="string">
            <text:p text:style-name="P8"/>
          </table:table-cell>
        </table:table-row>
        <text:soft-page-break/>
        <table:table-row>
          <table:table-cell table:style-name="Table1.A6" office:value-type="string">
            <text:p text:style-name="P7"><text:span text:style-name="T5">Artificial load = 5ms per confluent transition</text:span></text:p>
          </table:table-cell>
          <table:table-cell table:style-name="Table1.A6" office:value-type="string">
            <text:p text:style-name="P8"/>
          </table:table-cell>
          <table:table-cell table:style-name="Table1.A6" office:value-type="string">
            <text:p text:style-name="P8"/>
          </table:table-cell>
          <table:table-cell table:style-name="Table1.A6" office:value-type="string">
            <text:p text:style-name="P8"/>
          </table:table-cell>
        </table:table-row>
        <table:table-row>
          <table:table-cell table:style-name="Table1.A1" office:value-type="string">
            <text:p text:style-name="P14">Random</text:p>
          </table:table-cell>
          <table:table-cell table:style-name="Table1.A1" office:value-type="string">
            <text:p text:style-name="P7"><text:span text:style-name="T5">No PDEVS</text:span></text:p>
          </table:table-cell>
          <table:table-cell table:style-name="Table1.A1" office:value-type="string">
            <text:p text:style-name="P14">PDEVS</text:p>
          </table:table-cell>
          <table:table-cell table:style-name="Table1.A1" office:value-type="string">
            <text:p text:style-name="P16">Speedup</text:p>
          </table:table-cell>
        </table:table-row>
        <table:table-row>
          <table:table-cell table:style-name="Table1.A1" office:value-type="string">
            <text:p text:style-name="P14">Optimistic</text:p>
          </table:table-cell>
          <table:table-cell table:style-name="Table1.A1" office:value-type="string">
            <text:p text:style-name="P15">3.15</text:p>
          </table:table-cell>
          <table:table-cell table:style-name="Table1.A1" office:value-type="string">
            <text:p text:style-name="P15">3.42</text:p>
          </table:table-cell>
          <table:table-cell table:style-name="Table1.A1" office:value-type="string">
            <text:p text:style-name="P18">0.9210526316</text:p>
          </table:table-cell>
        </table:table-row>
        <table:table-row>
          <table:table-cell table:style-name="Table1.A1" office:value-type="string">
            <text:p text:style-name="P14">Conservative</text:p>
          </table:table-cell>
          <table:table-cell table:style-name="Table1.A1" office:value-type="string">
            <text:p text:style-name="P15">3.12</text:p>
          </table:table-cell>
          <table:table-cell table:style-name="Table1.A1" office:value-type="string">
            <text:p text:style-name="P15">3.41</text:p>
          </table:table-cell>
          <table:table-cell table:style-name="Table1.A1" office:value-type="string">
            <text:p text:style-name="P18">0.9149560117</text:p>
          </table:table-cell>
        </table:table-row>
        <table:table-row>
          <table:table-cell table:style-name="Table1.A1" office:value-type="string">
            <text:p text:style-name="P14">Sequential</text:p>
          </table:table-cell>
          <table:table-cell table:style-name="Table1.A1" office:value-type="string">
            <text:p text:style-name="P15">11</text:p>
          </table:table-cell>
          <table:table-cell table:style-name="Table1.A1" office:value-type="string">
            <text:p text:style-name="P15">12</text:p>
          </table:table-cell>
          <table:table-cell table:style-name="Table1.A1" office:value-type="string">
            <text:p text:style-name="P18">0.9166666667</text:p>
          </table:table-cell>
        </table:table-row>
        <table:table-row>
          <table:table-cell table:style-name="Table1.A5" office:value-type="string">
            <text:p text:style-name="P8"/>
          </table:table-cell>
          <table:table-cell table:style-name="Table1.A5" office:value-type="string">
            <text:p text:style-name="P8"/>
          </table:table-cell>
          <table:table-cell table:style-name="Table1.A5" office:value-type="string">
            <text:p text:style-name="P8"/>
          </table:table-cell>
          <table:table-cell table:style-name="Table1.A5" office:value-type="string">
            <text:p text:style-name="P8"/>
          </table:table-cell>
        </table:table-row>
        <table:table-row>
          <table:table-cell table:style-name="Table1.A12" office:value-type="string">
            <text:p text:style-name="P8"/>
          </table:table-cell>
          <table:table-cell table:style-name="Table1.A12" office:value-type="string">
            <text:p text:style-name="P8"/>
          </table:table-cell>
          <table:table-cell table:style-name="Table1.A12" office:value-type="string">
            <text:p text:style-name="P8"/>
          </table:table-cell>
          <table:table-cell table:style-name="Table1.A12" office:value-type="string">
            <text:p text:style-name="P8"/>
          </table:table-cell>
        </table:table-row>
        <table:table-row>
          <table:table-cell table:style-name="Table1.A6" office:value-type="string">
            <text:p text:style-name="P7"><text:span text:style-name="T5">Artificial load = 0ms per confluent transition</text:span></text:p>
          </table:table-cell>
          <table:table-cell table:style-name="Table1.A6" office:value-type="string">
            <text:p text:style-name="P8"/>
          </table:table-cell>
          <table:table-cell table:style-name="Table1.A6" office:value-type="string">
            <text:p text:style-name="P8"/>
          </table:table-cell>
          <table:table-cell table:style-name="Table1.A6" office:value-type="string">
            <text:p text:style-name="P8"/>
          </table:table-cell>
        </table:table-row>
        <table:table-row>
          <table:table-cell table:style-name="Table1.A1" office:value-type="string">
            <text:p text:style-name="P14">FIXED</text:p>
          </table:table-cell>
          <table:table-cell table:style-name="Table1.A1" office:value-type="string">
            <text:p text:style-name="P7"><text:span text:style-name="T5">No PDEVS</text:span></text:p>
          </table:table-cell>
          <table:table-cell table:style-name="Table1.A1" office:value-type="string">
            <text:p text:style-name="P14">PDEVS</text:p>
          </table:table-cell>
          <table:table-cell table:style-name="Table1.A1" office:value-type="string">
            <text:p text:style-name="P16">Speedup</text:p>
          </table:table-cell>
        </table:table-row>
        <table:table-row>
          <table:table-cell table:style-name="Table1.A1" office:value-type="string">
            <text:p text:style-name="P14">Optimistic</text:p>
          </table:table-cell>
          <table:table-cell table:style-name="Table1.A1" office:value-type="string">
            <text:p text:style-name="P15">1.811</text:p>
          </table:table-cell>
          <table:table-cell table:style-name="Table1.A1" office:value-type="string">
            <text:p text:style-name="P15">2.55</text:p>
          </table:table-cell>
          <table:table-cell table:style-name="Table1.A1" office:value-type="string">
            <text:p text:style-name="P18">0.7101960784</text:p>
          </table:table-cell>
        </table:table-row>
        <table:table-row>
          <table:table-cell table:style-name="Table1.A1" office:value-type="string">
            <text:p text:style-name="P14">Conservative</text:p>
          </table:table-cell>
          <table:table-cell table:style-name="Table1.A1" office:value-type="string">
            <text:p text:style-name="P15">1.74</text:p>
          </table:table-cell>
          <table:table-cell table:style-name="Table1.A1" office:value-type="string">
            <text:p text:style-name="P15">2.66</text:p>
          </table:table-cell>
          <table:table-cell table:style-name="Table1.A1" office:value-type="string">
            <text:p text:style-name="P18">0.6541353383</text:p>
          </table:table-cell>
        </table:table-row>
        <table:table-row>
          <table:table-cell table:style-name="Table1.A1" office:value-type="string">
            <text:p text:style-name="P14">Sequential</text:p>
          </table:table-cell>
          <table:table-cell table:style-name="Table1.A1" office:value-type="string">
            <text:p text:style-name="P15">0.9</text:p>
          </table:table-cell>
          <table:table-cell table:style-name="Table1.A1" office:value-type="string">
            <text:p text:style-name="P15">3.095</text:p>
          </table:table-cell>
          <table:table-cell table:style-name="Table1.A1" office:value-type="string">
            <text:p text:style-name="P18">0.2907915994</text:p>
          </table:table-cell>
        </table:table-row>
      </table:table>
      <text:p text:style-name="P1"/>
      <text:p text:style-name="P3"/>
      <text:p text:style-name="P1"><text:span text:style-name="T3">Conclusion :</text:span></text:p>
      <text:list xml:id="list5129820257940091646" text:style-name="LS1">
        <text:list-item>
          <text:p text:style-name="P19"><text:span text:style-name="T1">Pdevs can lead to a speedup for a high model count simulation with significant concurrent transitions and a computationally intensive transition function (&gt;1ms)</text:span></text:p>
        </text:list-item>
        <text:list-item>
          <text:p text:style-name="P19"><text:span text:style-name="T1">Unless these conditions are met, pdevs results in a slowdown.</text:span></text:p>
        </text:list-item>
        <text:list-item>
          <text:p text:style-name="P19"><text:span text:style-name="T1">Conservative and Optimistic benefit from pdevs (not exclusive) and mitigate slowdown</text:span></text:p>
        </text:list-item>
        <text:list-item>
          <text:p text:style-name="P19"><text:span text:style-name="T1">Cyclic simulation not tested (no point for conservative/optimistic, effect is known)</text:span></text:p>
        </text:list-item>
        <text:list-item>
          <text:p text:style-name="P20">Analysis</text:p>
          <text:list>
            <text:list-item>
              <text:p text:style-name="P19"><text:span text:style-name="T1">You cannot predict transition concurrency → risk slowdown by overhead, need machine learning</text:span></text:p>
            </text:list-item>
            <text:list-item>
              <text:p text:style-name="P19"><text:span text:style-name="T1">You can predict cyclic allocation/communication </text:span><text:span text:style-name="T4">Speedup of conservative and optimistic can be predicted, this does not hold for pdevs.</text:span></text:p>
            </text:list-item>
          </text:list>
        </text:list-item>
      </text:list>
      <text:p text:style-name="P21"/>
      <text:p text:style-name="P9"/>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title/>
    <meta:initial-creator/>
    <meta:editing-cycles>2</meta:editing-cycles>
    <dc:date>2016-09-29T15:21:15.427949260</dc:date>
    <meta:editing-duration>PT20S</meta:editing-duration>
    <meta:document-statistic meta:table-count="1" meta:image-count="0" meta:object-count="0" meta:page-count="6" meta:paragraph-count="187" meta:word-count="2334" meta:character-count="14594" meta:non-whitespace-character-count="12427"/>
  </office:meta>
</office:document-meta>
</file>